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size-complex="18pt"/>
    </style:style>
    <style:style style:name="P3" style:family="paragraph">
      <style:paragraph-properties fo:text-align="center"/>
      <style:text-properties fo:font-family="Georgia" style:font-family-generic="roman" style:font-pitch="variable" fo:font-style="italic" fo:font-weight="normal" style:font-style-asian="italic" style:font-weight-asian="normal" style:font-style-complex="italic" style:font-weight-complex="normal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1" draw:layer="layout" svg:width="7.1cm" svg:height="2cm" svg:x="9.7cm" svg:y="2.9cm">
          <text:p text:style-name="P1">документация по</text:p>
          <text:p text:style-name="P1">микропроцессору</text:p>
        </draw:rect>
        <draw:custom-shape draw:style-name="gr2" draw:text-style-name="P2" draw:id="id2" draw:layer="layout" svg:width="10.5cm" svg:height="1cm" svg:x="8cm" svg:y="5.9cm">
          <text:p text:style-name="P1"><text:span text:style-name="T1">чтение документации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3" draw:layer="layout" svg:width="11.343cm" svg:height="1.013cm" svg:x="7.6cm" svg:y="7.7cm">
          <text:p text:style-name="P1">инструкции</text:p>
        </draw:rect>
        <draw:rect draw:style-name="gr1" draw:text-style-name="P1" draw:id="id11" draw:layer="layout" svg:width="11.343cm" svg:height="1.187cm" svg:x="7.6cm" svg:y="8.713cm">
          <text:p text:style-name="P1">варианты исполнения инструкций</text:p>
        </draw:rect>
        <draw:custom-shape draw:style-name="gr2" draw:text-style-name="P3" draw:id="id4" draw:layer="layout" svg:width="8cm" svg:height="1.9cm" svg:x="13.6cm" svg:y="11.5cm">
          <text:p text:style-name="P1"><text:span text:style-name="T2">формализация</text:span><text:span text:style-name="T2"><text:line-break/></text:span><text:span text:style-name="T2">архитектур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id="id8" draw:layer="layout" svg:width="8.4cm" svg:height="1.177cm" svg:x="13.4cm" svg:y="18.3cm">
          <text:p text:style-name="P1">модели устройств MMU</text:p>
        </draw:rect>
        <draw:rect draw:style-name="gr1" draw:text-style-name="P1" draw:id="id5" draw:layer="layout" svg:width="8.4cm" svg:height="1.961cm" svg:x="13.4cm" svg:y="16.339cm">
          <text:p text:style-name="P1">модели вариантов<text:line-break/>инструкций</text:p>
        </draw:rect>
        <draw:custom-shape draw:style-name="gr2" draw:text-style-name="P4" draw:id="id12" draw:layer="layout" svg:width="7.7cm" svg:height="2.5cm" svg:x="4.5cm" svg:y="11.5cm">
          <text:p text:style-name="P1"><text:span text:style-name="T2">выделение и</text:span><text:span text:style-name="T2"><text:line-break/></text:span><text:span text:style-name="T2">формализация</text:span><text:span text:style-name="T2"><text:line-break/></text:span><text:span text:style-name="T2">тестовой ситуации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9" draw:layer="layout" svg:width="8cm" svg:height="2.4cm" svg:x="12.6cm" svg:y="25.5cm">
          <text:p text:style-name="P1"><text:span text:style-name="T2">конструирование</text:span></text:p>
          <text:p text:style-name="P1"><text:span text:style-name="T2">текста программы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5" draw:id="id10" draw:layer="layout" svg:width="9.4cm" svg:height="1.2cm" svg:x="11.9cm" svg:y="28.9cm">
          <text:p text:style-name="P1"><text:span text:style-name="T3">тестовая программа</text:span></text:p>
        </draw:rect>
        <draw:frame draw:style-name="gr3" draw:layer="layout" svg:width="6.378cm" svg:height="0.963cm" svg:x="14.922cm" svg:y="22.937cm">
          <draw:text-box>
            <text:p>система совместна </text:p>
          </draw:text-box>
        </draw:frame>
        <draw:connector draw:style-name="gr4" draw:text-style-name="P1" draw:layer="layout" svg:x1="13.25cm" svg:y1="4.9cm" svg:x2="13.25cm" svg:y2="5.9cm" draw:start-shape="id1" draw:start-glue-point="2" draw:end-shape="id2" draw:end-glue-point="0" svg:d="m13250 4900v1000">
          <text:p/>
        </draw:connector>
        <draw:connector draw:style-name="gr4" draw:text-style-name="P1" draw:layer="layout" svg:x1="13.25cm" svg:y1="6.9cm" svg:x2="13.271cm" svg:y2="7.7cm" draw:start-shape="id2" draw:start-glue-point="2" draw:end-shape="id3" draw:end-glue-point="0" svg:d="m13250 6900v425h21v375">
          <text:p/>
        </draw:connector>
        <draw:connector draw:style-name="gr4" draw:text-style-name="P1" draw:layer="layout" svg:x1="17.6cm" svg:y1="13.4cm" svg:x2="17.6cm" svg:y2="16.339cm" draw:start-shape="id4" draw:start-glue-point="2" draw:end-shape="id5" draw:end-glue-point="0" svg:d="m17600 13400v2939">
          <text:p/>
        </draw:connector>
        <draw:custom-shape draw:style-name="gr2" draw:text-style-name="P4" draw:id="id7" draw:layer="layout" svg:width="6.5cm" svg:height="2.5cm" svg:x="5.1cm" svg:y="19.9cm">
          <text:p text:style-name="P1"><text:span text:style-name="T2">построение</text:span><text:span text:style-name="T2"><text:line-break/></text:span><text:span text:style-name="T2">системы</text:span><text:span text:style-name="T2"><text:line-break/></text:span><text:span text:style-name="T2">ограничений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8.35cm" svg:y1="16.5cm" svg:x2="8.35cm" svg:y2="19.9cm" draw:start-shape="id6" draw:start-glue-point="2" draw:end-shape="id7" draw:end-glue-point="0" svg:d="m8350 16500v3400">
          <text:p/>
        </draw:connector>
        <draw:connector draw:style-name="gr4" draw:text-style-name="P1" draw:layer="layout" svg:x1="13.4cm" svg:y1="18.888cm" svg:x2="8.35cm" svg:y2="19.9cm" draw:start-shape="id8" draw:start-glue-point="3" draw:end-shape="id7" draw:end-glue-point="0" svg:d="m13400 18888h-5050v1012">
          <text:p/>
        </draw:connector>
        <draw:connector draw:style-name="gr4" draw:text-style-name="P1" draw:layer="layout" svg:x1="13.4cm" svg:y1="17.319cm" svg:x2="8.35cm" svg:y2="19.9cm" draw:start-shape="id5" draw:start-glue-point="3" draw:end-shape="id7" draw:end-glue-point="0" svg:d="m13400 17319h-5050v2581">
          <text:p/>
        </draw:connector>
        <draw:custom-shape draw:style-name="gr2" draw:text-style-name="P4" draw:id="id13" draw:layer="layout" svg:width="6cm" svg:height="2.5cm" svg:x="13.6cm" svg:y="19.9cm">
          <text:p text:style-name="P1"><text:span text:style-name="T2">решение</text:span><text:span text:style-name="T2"><text:line-break/></text:span><text:span text:style-name="T2">системы</text:span><text:span text:style-name="T2"><text:line-break/></text:span><text:span text:style-name="T2">ограничений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6.6cm" svg:y1="27.9cm" svg:x2="16.6cm" svg:y2="28.9cm" draw:start-shape="id9" draw:start-glue-point="2" draw:end-shape="id10" draw:end-glue-point="0" svg:d="m16600 27900v1000">
          <text:p/>
        </draw:connector>
        <draw:connector draw:style-name="gr4" draw:text-style-name="P1" draw:layer="layout" svg:x1="5.5cm" svg:y1="15.85cm" svg:x2="12.6cm" svg:y2="26.7cm" draw:start-shape="id6" draw:start-glue-point="3" draw:end-shape="id9" svg:d="m5500 15850h-501v10850h7601">
          <text:p/>
        </draw:connector>
        <draw:connector draw:style-name="gr4" draw:text-style-name="P1" draw:layer="layout" svg:x1="13.271cm" svg:y1="9.9cm" svg:x2="17.6cm" svg:y2="11.5cm" draw:start-shape="id11" draw:start-glue-point="2" draw:end-shape="id4" svg:d="m13271 9900v776h4329v824">
          <text:p/>
        </draw:connector>
        <draw:connector draw:style-name="gr4" draw:text-style-name="P1" draw:layer="layout" svg:x1="13.271cm" svg:y1="9.9cm" svg:x2="8.35cm" svg:y2="11.5cm" draw:start-shape="id11" draw:start-glue-point="2" draw:end-shape="id12" draw:end-glue-point="0" svg:d="m13271 9900v776h-4921v824">
          <text:p/>
        </draw:connector>
        <draw:connector draw:style-name="gr4" draw:text-style-name="P1" draw:layer="layout" svg:x1="11.6cm" svg:y1="21.15cm" svg:x2="13.6cm" svg:y2="21.15cm" draw:start-shape="id7" draw:start-glue-point="1" draw:end-shape="id13" draw:end-glue-point="3" svg:d="m11600 21150h2000">
          <text:p/>
        </draw:connector>
        <draw:connector draw:style-name="gr4" draw:text-style-name="P1" draw:layer="layout" svg:x1="14.45cm" svg:y1="24.5cm" svg:x2="16.6cm" svg:y2="25.5cm" draw:end-shape="id9" draw:end-glue-point="0" svg:d="m14450 24500v225h2150v775">
          <text:p/>
        </draw:connector>
        <draw:connector draw:style-name="gr4" draw:text-style-name="P1" draw:layer="layout" svg:x1="21.8cm" svg:y1="18.888cm" svg:x2="20.6cm" svg:y2="26.7cm" draw:start-shape="id8" draw:start-glue-point="1" draw:end-shape="id9" draw:end-glue-point="1" svg:d="m21800 18888h501v7812h-1701">
          <text:p/>
        </draw:connector>
        <draw:custom-shape draw:style-name="gr5" draw:text-style-name="P1" draw:id="id14" draw:layer="layout" svg:width="1.5cm" svg:height="1cm" svg:x="13.7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6.6cm" svg:y1="22.4cm" svg:x2="14.449cm" svg:y2="23.5cm" draw:start-shape="id13" draw:start-glue-point="2" draw:end-shape="id14" draw:end-glue-point="4" svg:d="m16600 22400v575h-2151v525">
          <text:p/>
        </draw:connector>
        <draw:custom-shape draw:style-name="gr6" draw:text-style-name="P6" draw:id="id15" draw:layer="layout" svg:width="5.3cm" svg:height="1.6cm" svg:x="5.8cm" svg:y="23.2cm">
          <text:p text:style-name="P1"><text:span text:style-name="T4">тест не</text:span><text:span text:style-name="T4"><text:line-break/></text:span><text:span text:style-name="T4">существует</text:span></text:p>
          <draw:enhanced-geometry svg:viewBox="0 0 21600 21600" draw:glue-points="?f6 0 10800 ?f8 ?f11 10800 ?f9 21600 10800 ?f10 ?f5 10800" draw:text-areas="?f3 ?f3 ?f4 ?f4" draw:type="parallelogram" draw:modifiers="2952.606770461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13.7cm" svg:y1="23.999cm" svg:x2="10.736cm" svg:y2="23.999cm" draw:start-shape="id14" draw:start-glue-point="5" draw:end-shape="id15" draw:end-glue-point="6" svg:d="m13700 23999h-2964">
          <text:p/>
        </draw:connector>
        <draw:frame draw:style-name="gr3" draw:text-style-name="P7" draw:layer="layout" svg:width="1.065cm" svg:height="0.806cm" svg:x="15.322cm" svg:y="24.138cm">
          <draw:text-box>
            <text:p><text:span text:style-name="T5">да</text:span></text:p>
          </draw:text-box>
        </draw:frame>
        <draw:frame draw:style-name="gr3" draw:text-style-name="P7" draw:layer="layout" svg:width="1.264cm" svg:height="0.806cm" svg:x="12.123cm" svg:y="23.238cm">
          <draw:text-box>
            <text:p><text:span text:style-name="T5">нет</text:span></text:p>
          </draw:text-box>
        </draw:frame>
        <draw:rect draw:style-name="gr1" draw:text-style-name="P1" draw:id="id6" draw:layer="layout" svg:width="5.7cm" svg:height="1.3cm" svg:x="5.5cm" svg:y="15.2cm">
          <text:p text:style-name="P1">тестовый шаблон</text:p>
        </draw:rect>
        <draw:connector draw:style-name="gr7" draw:text-style-name="P1" draw:layer="layout" svg:x1="8.35cm" svg:y1="14cm" svg:x2="8.35cm" svg:y2="15.2cm" draw:start-shape="id12" draw:start-glue-point="2" draw:end-shape="id6" draw:end-glue-point="0" svg:d="m8350 14000v1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09-04-16T11:32:18.87</meta:creation-date>
    <meta:editing-duration>PT25H17M19S</meta:editing-duration>
    <meta:editing-cycles>20</meta:editing-cycles>
    <meta:generator>OpenOffice.org/3.1$Win32 OpenOffice.org_project/310m11$Build-9399</meta:generator>
    <dc:date>2010-09-10T11:02:47.56</dc:date>
    <meta:printed-by>Ivan Ivanov</meta:printed-by>
    <meta:print-date>2010-09-07T11:15:03.46</meta:print-date>
    <meta:document-statistic meta:object-count="34"/>
  </office:meta>
</office:document-meta>
</file>